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eeb71"/>
    </style:style>
    <style:style style:name="P4" style:family="paragraph" style:parent-style-name="Table_20_Contents">
      <style:text-properties officeooo:rsid="000e3e9e" officeooo:paragraph-rsid="000e3e9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105408" officeooo:paragraph-rsid="00105408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10" style:family="paragraph" style:parent-style-name="Azione_20_attore">
      <style:text-properties fo:font-weight="normal" officeooo:rsid="000e3e9e" officeooo:paragraph-rsid="000e3e9e" style:font-weight-asian="normal" style:font-weight-complex="normal"/>
    </style:style>
    <style:style style:name="P11" style:family="paragraph" style:parent-style-name="Azione_20_attore">
      <style:paragraph-properties fo:margin-left="0cm" fo:margin-right="0cm" fo:text-indent="0cm" style:auto-text-indent="false"/>
      <style:text-properties fo:font-weight="normal" officeooo:rsid="000e3e9e" officeooo:paragraph-rsid="000e3e9e" style:font-weight-asian="normal" style:font-weight-complex="normal"/>
    </style:style>
    <style:style style:name="P12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3" style:family="paragraph" style:parent-style-name="Azione_20_sistema">
      <style:text-properties fo:font-weight="normal" officeooo:rsid="000e3e9e" officeooo:paragraph-rsid="000e3e9e" style:font-weight-asian="normal" style:font-weight-complex="normal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fo:font-weight="normal" officeooo:rsid="000e3e9e" officeooo:paragraph-rsid="000e3e9e" style:font-weight-asian="normal" style:font-weight-complex="normal"/>
    </style:style>
    <style:style style:name="P15" style:family="paragraph" style:parent-style-name="Table_20_Contents">
      <style:text-properties officeooo:rsid="000bf997" officeooo:paragraph-rsid="001208d9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font-weight="normal" officeooo:rsid="000eeb71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eb79"/>
    </style:style>
    <style:style style:name="T9" style:family="text">
      <style:text-properties fo:font-weight="bold" officeooo:rsid="000ceb79" style:font-weight-asian="bold" style:font-weight-complex="bold"/>
    </style:style>
    <style:style style:name="T10" style:family="text">
      <style:text-properties fo:font-weight="bold" officeooo:rsid="000e3e9e" style:font-weight-asian="bold" style:font-weight-complex="bold"/>
    </style:style>
    <style:style style:name="T11" style:family="text">
      <style:text-properties officeooo:rsid="000e3e9e"/>
    </style:style>
    <style:style style:name="T12" style:family="text">
      <style:text-properties officeooo:rsid="00120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Attività Educativ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00142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8">(</text:span><text:span text:style-name="T9">include Educatore visualizza attività didattiche delle proprie classi</text:span><text:span text:style-name="T2">)</text:span></text:p>
              </text:list-item>
              <text:list-item>
                <text:p text:style-name="P9">L'utente seleziona un'attività didattica</text:p>
              </text:list-item>
              <text:list-item>
                <text:p text:style-name="P12">Il sistema mostra i dettagli dell'attività didattica selezionata<text:span text:style-name="T11">(</text:span><text:span text:style-name="T10">include Educatore Visualizza Dettagli Attività educativa</text:span><text:span text:style-name="T11">)</text:span></text:p>
              </text:list-item>
              <text:list-item>
                <text:p text:style-name="P10">L'utente seleziona la funzionalità di modificare</text:p>
              </text:list-item>
              <text:list-item>
                <text:p text:style-name="P13">Il sistema mostra il form per la modifica dell'attività didattica</text:p>
              </text:list-item>
              <text:list-item>
                <text:p text:style-name="P10">L'utente modifica l'attività didattica</text:p>
                <text:p text:style-name="P14">8. L'utente sottomette la modifica effettuata</text:p>
                <text:p text:style-name="P11"><text:s text:c="24"/>9.Il sistema memorizza la modifica effettuata dall'utente</text:p>
                <text:p text:style-name="P10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, il sistema mostra all'utente l'attività didattica aggiornata(</text:span><text:span text:style-name="T10">include Educatore Visualizza Dettagli Attività educativa</text:span><text:span text:style-name="T3">)</text:span><text:span text:style-name="T10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5"><text:span text:style-name="T12">La memorizzazione delle modifica non deve durare piu' di 5 secondi</text:span></text:p>
          </table:table-cell>
        </table:table-row>
      </table:table>
      <text:p text:style-name="P7"/>
      <text:p text:style-name="P8">Educatore modifica attivit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10</meta:editing-cycles>
    <meta:generator>LibreOffice/3.6$Windows_x86 LibreOffice_project/da8c1e6-fd468f4-454e206-f42a4a9-143cfd</meta:generator>
    <dc:date>2012-10-22T20:58:07.90</dc:date>
    <meta:document-statistic meta:table-count="1" meta:image-count="0" meta:object-count="0" meta:page-count="1" meta:paragraph-count="25" meta:word-count="170" meta:character-count="1299" meta:non-whitespace-character-count="1135"/>
  </office:meta>
</office:document-meta>
</file>